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deb9"/>
    </style:style>
    <style:style style:name="P2" style:family="paragraph" style:parent-style-name="Standard">
      <style:text-properties officeooo:rsid="00154140" officeooo:paragraph-rsid="00154140"/>
    </style:style>
    <style:style style:name="P3" style:family="paragraph" style:parent-style-name="Standard">
      <style:text-properties fo:color="#ce181e" officeooo:rsid="00154140" officeooo:paragraph-rsid="00154140"/>
    </style:style>
    <style:style style:name="P4" style:family="paragraph" style:parent-style-name="Standard">
      <style:text-properties officeooo:rsid="001734ea" officeooo:paragraph-rsid="001734ea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Text_20_body">
      <style:text-properties officeooo:rsid="00154140" officeooo:paragraph-rsid="00154140"/>
    </style:style>
    <style:style style:name="P7" style:family="paragraph" style:parent-style-name="Text_20_body">
      <style:text-properties officeooo:rsid="00154140" officeooo:paragraph-rsid="001734ea"/>
    </style:style>
    <style:style style:name="P8" style:family="paragraph" style:parent-style-name="Text_20_body">
      <style:text-properties style:use-window-font-color="true" officeooo:rsid="0016fed3" officeooo:paragraph-rsid="0016fed3"/>
    </style:style>
    <style:style style:name="P9" style:family="paragraph" style:parent-style-name="Standard">
      <style:text-properties officeooo:rsid="00154140" officeooo:paragraph-rsid="0028e75e"/>
    </style:style>
    <style:style style:name="P10" style:family="paragraph" style:parent-style-name="Text_20_body">
      <style:text-properties fo:color="#ce181e" officeooo:rsid="0016fed3" officeooo:paragraph-rsid="0026699a"/>
    </style:style>
    <style:style style:name="P11" style:family="paragraph" style:parent-style-name="Text_20_body">
      <style:text-properties officeooo:rsid="00154140" officeooo:paragraph-rsid="00154140"/>
    </style:style>
    <style:style style:name="P12" style:family="paragraph" style:parent-style-name="Text_20_body">
      <style:text-properties officeooo:rsid="00154140" officeooo:paragraph-rsid="0026699a"/>
    </style:style>
    <style:style style:name="P13" style:family="paragraph" style:parent-style-name="Text_20_body">
      <style:text-properties officeooo:rsid="00154140" officeooo:paragraph-rsid="002b21bd"/>
    </style:style>
    <style:style style:name="P14" style:family="paragraph" style:parent-style-name="Text_20_body">
      <style:text-properties style:use-window-font-color="true" officeooo:rsid="001b7b50" officeooo:paragraph-rsid="0026699a"/>
    </style:style>
    <style:style style:name="P15" style:family="paragraph" style:parent-style-name="Text_20_body">
      <style:text-properties officeooo:rsid="0016fed3" officeooo:paragraph-rsid="001734ea"/>
    </style:style>
    <style:style style:name="P16" style:family="paragraph" style:parent-style-name="Heading_20_1">
      <style:text-properties officeooo:paragraph-rsid="001489af"/>
    </style:style>
    <style:style style:name="P17" style:family="paragraph" style:parent-style-name="Heading_20_3">
      <style:text-properties officeooo:rsid="00154140" officeooo:paragraph-rsid="001a5cb8"/>
    </style:style>
    <style:style style:name="P18" style:family="paragraph" style:parent-style-name="Heading_20_3">
      <style:text-properties officeooo:rsid="00154140" officeooo:paragraph-rsid="00154140"/>
    </style:style>
    <style:style style:name="P19" style:family="paragraph" style:parent-style-name="Heading_20_3">
      <style:text-properties officeooo:rsid="002b21bd" officeooo:paragraph-rsid="002b21b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6699a" style:font-style-asian="italic" style:font-weight-asian="bold" style:font-style-complex="italic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officeooo:rsid="001b7b50"/>
    </style:style>
    <style:style style:name="T5" style:family="text">
      <style:text-properties style:use-window-font-color="true" fo:font-style="italic" fo:font-weight="bold" officeooo:rsid="001b7b50" style:font-style-asian="italic" style:font-weight-asian="bold" style:font-style-complex="italic" style:font-weight-complex="bold"/>
    </style:style>
    <style:style style:name="T6" style:family="text">
      <style:text-properties style:use-window-font-color="true" officeooo:rsid="001d6067"/>
    </style:style>
    <style:style style:name="T7" style:family="text">
      <style:text-properties style:use-window-font-color="true" officeooo:rsid="00231308"/>
    </style:style>
    <style:style style:name="T8" style:family="text">
      <style:text-properties officeooo:rsid="001f186d"/>
    </style:style>
    <style:style style:name="T9" style:family="text">
      <style:text-properties officeooo:rsid="001f732e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bold" officeooo:rsid="001f732e" style:font-weight-asian="bold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f732e" style:font-weight-asian="normal" style:font-weight-complex="normal"/>
    </style:style>
    <style:style style:name="T12" style:family="text">
      <style:text-properties officeooo:rsid="002252d6"/>
    </style:style>
    <style:style style:name="T13" style:family="text">
      <style:text-properties officeooo:rsid="00231308"/>
    </style:style>
    <style:style style:name="T14" style:family="text">
      <style:text-properties officeooo:rsid="00241392"/>
    </style:style>
    <style:style style:name="T15" style:family="text">
      <style:text-properties officeooo:rsid="0025b78d"/>
    </style:style>
    <style:style style:name="T16" style:family="text">
      <style:text-properties officeooo:rsid="0026699a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26fa01"/>
    </style:style>
    <style:style style:name="T19" style:family="text">
      <style:text-properties officeooo:rsid="0028e7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3">Introducción</text:span></text:h>
      <text:p text:style-name="Standard">Con el almacenamiento web, las aplicaciones web pueden almacenar datos localmente dentro del navegador del usuario.</text:p>
      <text:p text:style-name="Standard"/>
      <text:p text:style-name="P1">Antes de HTML5, los datos de la aplicación <text:span text:style-name="T13">tenían</text:span> que ser almacenados en cookies, incluidos en cada petición al servidor. El almacenamiento web es mas seguro y puede almacenar grandes cantidades de datos sin afectar al rendimiento de la web.</text:p>
      <text:p text:style-name="Standard"/>
      <text:p text:style-name="Standard">A diferencia de las cookies, el limite de almacenamiento es mucho mas grande (de al menos 5MB) y la <text:span text:style-name="T13">información</text:span> no es enviada nunca al servidor, <text:span text:style-name="T13">lo cual optimiza las peticiones</text:span>.</text:p>
      <text:p text:style-name="Standard"/>
      <text:p text:style-name="P9">Antes de usar esta funcionalidad debemos comprobar que nuestro navegador es compatible con ella con el siguiente <text:span text:style-name="T13">código</text:span>, <text:span text:style-name="T19">aunque la gran mayoria de los navegadores actuales son compatibles:</text:span></text:p>
      <text:p text:style-name="P2"/>
      <text:p text:style-name="P3">if (typeof(Storage) !== "undefined") {</text:p>
      <text:p text:style-name="P3"><text:s text:c="2"/>// <text:span text:style-name="T3">El navegador es compatible con la </text:span><text:span text:style-name="T7">tecnología.</text:span></text:p>
      <text:p text:style-name="P3">} else {</text:p>
      <text:p text:style-name="P3"><text:s text:c="2"/>// <text:span text:style-name="T3">El navegador no es compatible con la </text:span><text:span text:style-name="T7">tecnología.</text:span></text:p>
      <text:p text:style-name="P3">}</text:p>
      <text:p text:style-name="Standard"/>
      <text:p text:style-name="P12">Los datos <text:span text:style-name="T13">están</text:span> almacenados en pares de clave/valor.</text:p>
      <text:p text:style-name="P12"/>
      <text:p text:style-name="P12">Para almacenar un dato en el navegador es tan simple como acceder a <text:span text:style-name="T1">localStorage </text:span><text:span text:style-name="T2">o sessionStorage</text:span> como un objeto <text:span text:style-name="T8">o llamar a alguno de los métodos que posee dicho objeto.</text:span></text:p>
      <text:p text:style-name="P12"/>
      <text:p text:style-name="P14">Se puede usar las siguientes nomenclaturas:</text:p>
      <text:p text:style-name="P14"><text:tab/>· Para asignar:</text:p>
      <text:p text:style-name="P14"><text:tab/><text:tab/>localStorage.setItem("lastname", "Smith");</text:p>
      <text:p text:style-name="P14"><text:tab/><text:tab/>localStorage.lastname = "Smith";</text:p>
      <text:p text:style-name="P14"/>
      <text:p text:style-name="P14"><text:tab/>· Para acceder:</text:p>
      <text:p text:style-name="P14"><text:tab/><text:tab/>localStorage.getItem("lastname");</text:p>
      <text:p text:style-name="P14"><text:tab/><text:tab/>localStorage.lastname;</text:p>
      <text:p text:style-name="P14"/>
      <text:p text:style-name="P14"><text:tab/><text:span text:style-name="T12">· Para iterar:</text:span></text:p>
      <text:p text:style-name="P14"><text:tab/><text:tab/><text:span text:style-name="T15">localStorage.length;</text:span></text:p>
      <text:p text:style-name="P14"><text:tab/><text:tab/><text:span text:style-name="T12">Se le pasa un numero, en caso de que exista algo con ese indice lo devuelve, en otro <text:tab/><text:tab/>caso devuelve null.</text:span></text:p>
      <text:p text:style-name="P14"><text:tab/><text:tab/>localStorage.key(<text:span text:style-name="T12">0</text:span>);</text:p>
      <text:p text:style-name="P14"><text:soft-page-break/><text:tab/>· Para eliminar:</text:p>
      <text:p text:style-name="P14"><text:tab/><text:tab/>localStorage.removeItem("lastname");</text:p>
      <text:p text:style-name="P14"><text:tab/><text:tab/><text:span text:style-name="T14">delete </text:span>localStorage.lastname;</text:p>
      <text:p text:style-name="P14"><text:tab/><text:tab/>Este borra todos los datos almacenados con esta <text:span text:style-name="T13">tecnología.</text:span></text:p>
      <text:p text:style-name="P10"><text:span text:style-name="T6"><text:tab/><text:tab/>l</text:span><text:span text:style-name="T4">ocalStorage.clear();</text:span></text:p>
      <text:p text:style-name="Standard"/>
      <text:p text:style-name="Standard"/>
      <text:p text:style-name="P4">Como nota añadir que los valores almacenados con esta <text:span text:style-name="T13">tecnología</text:span> se guardan como una cadena (String) que deberá ser convertida a otro formato en caso de ser necesario. <text:span text:style-name="T9">Por ejemplo podríamos guardar un objeto usando </text:span><text:span text:style-name="T10">JSON.stringify(mi_objeto) </text:span><text:span text:style-name="T11">y así poder guardar objetos en dichas variables.</text:span></text:p>
      <text:p text:style-name="P5"/>
      <text:p text:style-name="Standard"/>
      <text:p text:style-name="P2">El almacenamiento en el navegador en el navegador tiene 2 tipos de almacenamiento que pasaré a <text:span text:style-name="T16">comparar entre si y con las cookies</text:span>:</text:p>
      <text:p text:style-name="P2"/>
      <text:h text:style-name="P17" text:outline-level="3">LocalStorage</text:h>
      <text:p text:style-name="P6">Los datos almacenados no expiran, es decir, se conservan incluso <text:span text:style-name="T13">después</text:span> de cerrar el navegador, pudiendo ser consultada el siguiente <text:span text:style-name="T13">día</text:span>, mes o año.</text:p>
      <text:p text:style-name="P6"/>
      <text:h text:style-name="P18" text:outline-level="3">SessionStorage</text:h>
      <text:p text:style-name="P13">Los datos almacenados expiran cuando se cierra el navegador <text:span text:style-name="T18">o la pestaña actual</text:span>.</text:p>
      <text:p text:style-name="P13"/>
      <text:h text:style-name="P19" text:outline-level="3">Cookies</text:h>
      <text:p text:style-name="P13"/>
      <text:p text:style-name="P1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3:21:59.911064187</meta:creation-date>
    <meta:generator>LibreOffice/6.0.7.3$Linux_X86_64 LibreOffice_project/00m0$Build-3</meta:generator>
    <dc:date>2019-03-08T01:56:06.254868574</dc:date>
    <meta:editing-duration>PT3H40M52S</meta:editing-duration>
    <meta:editing-cycles>22</meta:editing-cycles>
    <meta:document-statistic meta:table-count="0" meta:image-count="0" meta:object-count="0" meta:page-count="2" meta:paragraph-count="35" meta:word-count="348" meta:character-count="2335" meta:non-whitespace-character-count="1990"/>
  </office:meta>
</office:document-meta>
</file>